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5.237cm"/>
    </style:style>
    <style:style style:name="Tabla1.B" style:family="table-column">
      <style:table-column-properties style:column-width="11.763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B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B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 style:family="paragraph" style:parent-style-name="Standard">
      <style:paragraph-properties fo:margin-left="0cm" fo:margin-right="0cm" fo:margin-top="0cm" fo:margin-bottom="0.499cm" style:contextual-spacing="false" fo:text-indent="0cm" style:auto-text-indent="false"/>
    </style:style>
    <style:style style:name="P4" style:family="paragraph" style:parent-style-name="Text_20_body">
      <style:paragraph-properties fo:margin-left="0cm" fo:margin-right="0cm" fo:margin-top="0cm" fo:margin-bottom="0.499cm" style:contextual-spacing="false" fo:text-indent="0cm" style:auto-text-indent="false"/>
    </style:style>
    <style:style style:name="P5" style:family="paragraph" style:parent-style-name="Text_20_body">
      <style:paragraph-properties fo:margin-left="0cm" fo:margin-right="0cm" fo:text-indent="0cm" style:auto-text-indent="false" fo:padding="0.049cm" fo:border="0.06pt solid #d9d9e3"/>
    </style:style>
    <style:style style:name="P6" style:family="paragraph" style:parent-style-name="Table_20_Contents">
      <style:paragraph-properties fo:margin-left="0cm" fo:margin-right="0cm" fo:text-indent="0cm" style:auto-text-indent="false"/>
    </style:style>
    <style:style style:name="P7" style:family="paragraph" style:parent-style-name="Table_20_Heading">
      <style:paragraph-properties fo:margin-left="0cm" fo:margin-right="0cm" fo:text-indent="0cm" style:auto-text-indent="false"/>
    </style:style>
    <style:style style:name="P8" style:family="paragraph" style:parent-style-name="Text_20_body" style:list-style-name="L1">
      <style:paragraph-properties fo:margin-left="0cm" fo:margin-right="0cm" fo:text-indent="0cm" style:auto-text-indent="false" fo:padding="0.049cm" fo:border="0.06pt solid #d9d9e3"/>
    </style:style>
    <style:style style:name="P9"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10" style:family="paragraph" style:parent-style-name="Text_20_body" style:list-style-name="L2">
      <style:paragraph-properties fo:margin-left="0cm" fo:margin-right="0cm" fo:text-indent="0cm" style:auto-text-indent="false" fo:padding="0.049cm" fo:border="0.06pt solid #d9d9e3"/>
    </style:style>
    <style:style style:name="P11"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style>
    <style:style style:name="P12" style:family="paragraph" style:parent-style-name="Text_20_body" style:list-style-name="L3">
      <style:paragraph-properties fo:margin-left="0cm" fo:margin-right="0cm" fo:text-indent="0cm" style:auto-text-indent="false" fo:padding="0.049cm" fo:border="0.06pt solid #d9d9e3"/>
    </style:style>
    <style:style style:name="P13"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14"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T1" style:family="text">
      <style:text-properties loext:padding="0.049cm" loext:border="0.06pt solid #d9d9e3"/>
    </style:style>
    <style:style style:name="T2" style:family="text">
      <style:text-properties officeooo:rsid="001f63fb"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2">I</text:span></text:span><text:span text:style-name="Strong_20_Emphasis"><text:span text:style-name="T1">nforme sobre GPG (GNU Privacy Guard)</text:span></text:span></text:p>
      <text:p text:style-name="P5"><text:span text:style-name="Strong_20_Emphasis"><text:span text:style-name="T1">Origen de GPG:</text:span></text:span><text:span text:style-name="T1"> GPG, o GNU Privacy Guard, es un software de cifrado de datos que proporciona privacidad y autenticación a través de la criptografía de clave pública/asimétrica. Su desarrollo comenzó en 1997 como una alternativa gratuita y de código abierto a PGP (Pretty Good Privacy), un programa de cifrado ampliamente utilizado en ese momento. La idea era crear una implementación de código abierto para garantizar la disponibilidad y accesibilidad del cifrado fuerte para todos.</text:span></text:p>
      <text:p text:style-name="P5"><text:span text:style-name="Strong_20_Emphasis"><text:span text:style-name="T1">Para qué se utiliza GPG:</text:span></text:span><text:span text:style-name="T1"> GPG se utiliza principalmente para cifrar y firmar digitalmente mensajes y archivos. Permite a los usuarios enviar información de manera segura, protegiendo su confidencialidad y garantizando la autenticidad del remitente.</text:span></text:p>
      <text:p text:style-name="P5"><text:span text:style-name="Strong_20_Emphasis"><text:span text:style-name="T1">Uso de claves pública/privada:</text:span></text:span><text:span text:style-name="T1"> GPG utiliza un sistema de criptografía de clave pública/asimétrica. Cada usuario tiene un par de claves: una pública y una privada. La clave pública se comparte libremente y se utiliza para cifrar mensajes que solo la clave privada asociada puede descifrar. La clave privada se mantiene en secreto y se utiliza para descifrar los mensajes cifrados con la clave pública correspondiente, así como para firmar digitalmente mensajes.</text:span></text:p>
      <text:p text:style-name="P5"><text:span text:style-name="Strong_20_Emphasis"><text:span text:style-name="T1">Almacenamiento de claves:</text:span></text:span><text:span text:style-name="T1"> Las claves públicas y privadas se almacenan en archivos en el sistema de archivos del usuario. GPG utiliza un directorio predeterminado para almacenar las claves, y los usuarios pueden administrar sus claves utilizando comandos específicos de GPG.</text:span></text:p>
      <text:p text:style-name="P5"><text:span text:style-name="Strong_20_Emphasis"><text:span text:style-name="T1">Identificación de claves:</text:span></text:span><text:span text:style-name="T1"> Las claves se identifican mediante su huella digital, que es una secuencia única generada a partir de la clave. La huella digital se utiliza para verificar la autenticidad de las claves al compartirlas y para establecer confianza en la relación entre claves y usuarios.</text:span></text:p>
      <text:p text:style-name="P5"><text:span text:style-name="Strong_20_Emphasis"><text:span text:style-name="T1">Importación y exportación de claves públicas:</text:span></text:span><text:span text:style-name="T1"> Las claves públicas se pueden importar y exportar fácilmente. Los usuarios pueden compartir su clave pública con otros, y también pueden importar claves públicas de terceros para establecer una red de confianza.</text:span></text:p>
      <text:p text:style-name="P5"><text:span text:style-name="Strong_20_Emphasis"><text:span text:style-name="T1">Uso en repositorios de Linux:</text:span></text:span><text:span text:style-name="T1"> GPG se utiliza en repositorios de Linux para verificar la autenticidad e integridad de los paquetes antes de ser instalados en un sistema. Los desarrolladores firman digitalmente los paquetes con sus claves privadas, y los usuarios verifican estas firmas utilizando las claves públicas correspondientes.</text:span></text:p>
      <text:p text:style-name="P5"><text:span text:style-name="Strong_20_Emphasis"><text:span text:style-name="T1">Agente GPG:</text:span></text:span><text:span text:style-name="T1"> El agente GPG es una herramienta que gestiona las claves privadas en memoria para evitar tener que introducir repetidamente las contraseñas de las claves privadas. Facilita el uso de GPG al reducir la necesidad de intervención del usuario.</text:span></text:p>
      <text:p text:style-name="Horizontal_20_Line"/>
      <text:p text:style-name="P5"><text:span text:style-name="Strong_20_Emphasis"><text:span text:style-name="T1">Listado de opciones de GPG:</text:span></text:span></text:p>
      <table:table table:name="Tabla1" table:style-name="Tabla1">
        <table:table-column table:style-name="Tabla1.A"/>
        <table:table-column table:style-name="Tabla1.B"/>
        <table:table-header-rows>
          <text:soft-page-break/>
          <table:table-row>
            <table:table-cell table:style-name="Tabla1.A1" office:value-type="string">
              <text:p text:style-name="P7">Opción</text:p>
            </table:table-cell>
            <table:table-cell table:style-name="Tabla1.B1" office:value-type="string">
              <text:p text:style-name="P7">Descripción</text:p>
            </table:table-cell>
          </table:table-row>
        </table:table-header-rows>
        <table:table-row>
          <table:table-cell table:style-name="Tabla1.A2" office:value-type="string">
            <text:p text:style-name="P6"><text:span text:style-name="Source_20_Text"><text:span text:style-name="T1">--encrypt</text:span></text:span></text:p>
          </table:table-cell>
          <table:table-cell table:style-name="Tabla1.B2" office:value-type="string">
            <text:p text:style-name="P6">Encripta un archivo o mensaje con la clave pública del destinatario.</text:p>
          </table:table-cell>
        </table:table-row>
        <table:table-row>
          <table:table-cell table:style-name="Tabla1.A2" office:value-type="string">
            <text:p text:style-name="P6"><text:span text:style-name="Source_20_Text"><text:span text:style-name="T1">--decrypt</text:span></text:span></text:p>
          </table:table-cell>
          <table:table-cell table:style-name="Tabla1.B2" office:value-type="string">
            <text:p text:style-name="P6">Desencripta un archivo o mensaje utilizando la clave privada del destinatario.</text:p>
          </table:table-cell>
        </table:table-row>
        <table:table-row>
          <table:table-cell table:style-name="Tabla1.A2" office:value-type="string">
            <text:p text:style-name="P6"><text:span text:style-name="Source_20_Text"><text:span text:style-name="T1">--gen-key</text:span></text:span></text:p>
          </table:table-cell>
          <table:table-cell table:style-name="Tabla1.B2" office:value-type="string">
            <text:p text:style-name="P6">Inicia el proceso de generación de un par de claves (pública/privada).</text:p>
          </table:table-cell>
        </table:table-row>
        <table:table-row>
          <table:table-cell table:style-name="Tabla1.A2" office:value-type="string">
            <text:p text:style-name="P6"><text:span text:style-name="Source_20_Text"><text:span text:style-name="T1">--symmetric</text:span></text:span></text:p>
          </table:table-cell>
          <table:table-cell table:style-name="Tabla1.B2" office:value-type="string">
            <text:p text:style-name="P6">Realiza cifrado y descifrado simétrico, utilizando una única clave secreta para ambas operaciones.</text:p>
          </table:table-cell>
        </table:table-row>
        <table:table-row>
          <table:table-cell table:style-name="Tabla1.A2" office:value-type="string">
            <text:p text:style-name="P6"><text:span text:style-name="Source_20_Text"><text:span text:style-name="T1">--encrypt --recipient</text:span></text:span></text:p>
          </table:table-cell>
          <table:table-cell table:style-name="Tabla1.B2" office:value-type="string">
            <text:p text:style-name="P6">Realiza cifrado asimétrico, utilizando la clave pública del destinatario para cifrar un mensaje o archivo.</text:p>
          </table:table-cell>
        </table:table-row>
        <table:table-row>
          <table:table-cell table:style-name="Tabla1.A2" office:value-type="string">
            <text:p text:style-name="P6"><text:span text:style-name="Source_20_Text"><text:span text:style-name="T1">--decrypt</text:span></text:span></text:p>
          </table:table-cell>
          <table:table-cell table:style-name="Tabla1.B2" office:value-type="string">
            <text:p text:style-name="P6">Desencripta un mensaje o archivo cifrado asimétricamente con la clave privada del destinatario.</text:p>
          </table:table-cell>
        </table:table-row>
        <table:table-row>
          <table:table-cell table:style-name="Tabla1.A2" office:value-type="string">
            <text:p text:style-name="P6"><text:span text:style-name="Source_20_Text"><text:span text:style-name="T1">--list-keys</text:span></text:span></text:p>
          </table:table-cell>
          <table:table-cell table:style-name="Tabla1.B2" office:value-type="string">
            <text:p text:style-name="P6">Muestra una lista de las claves públicas almacenadas en el sistema.</text:p>
          </table:table-cell>
        </table:table-row>
        <table:table-row>
          <table:table-cell table:style-name="Tabla1.A2" office:value-type="string">
            <text:p text:style-name="P6"><text:span text:style-name="Source_20_Text"><text:span text:style-name="T1">--list-secret-keys</text:span></text:span></text:p>
          </table:table-cell>
          <table:table-cell table:style-name="Tabla1.B2" office:value-type="string">
            <text:p text:style-name="Table_20_Contents">Muestra una lista de las claves privadas almacenadas en el sistema.</text:p>
          </table:table-cell>
        </table:table-row>
      </table:table>
      <text:p text:style-name="P1">Estos son solo algunos ejemplos de las numerosas opciones disponibles en GPG, cada una diseñada para realizar funciones específicas relacionadas con el cifrado, firma digital y gestión de claves.</text:p>
      <text:p text:style-name="P2"/>
      <text:p text:style-name="P5"><text:span text:style-name="Strong_20_Emphasis"><text:span text:style-name="T1">Ejercicios para Encriptar y Desencriptar con GPG:</text:span></text:span></text:p>
      <text:p text:style-name="P5"><text:span text:style-name="Strong_20_Emphasis"><text:span text:style-name="T1">1. Encriptación y Desencriptación Simétrica:</text:span></text:span></text:p>
      <text:list text:style-name="L1">
        <text:list-item>
          <text:p text:style-name="P8"><text:span text:style-name="Strong_20_Emphasis"><text:span text:style-name="T1">Objetivo:</text:span></text:span><text:span text:style-name="T1"> Comprobar la capacidad de GPG para cifrar y descifrar de manera simétrica.</text:span></text:p>
        </text:list-item>
        <text:list-item>
          <text:p text:style-name="P8"><text:span text:style-name="Strong_20_Emphasis"><text:span text:style-name="T1">Ejercicio:</text:span></text:span></text:p>
          <text:list>
            <text:list-item>
              <text:p text:style-name="P9"><text:span text:style-name="T1">Crea un archivo de texto llamado </text:span><text:span text:style-name="Source_20_Text"><text:span text:style-name="T1">mensaje.txt</text:span></text:span><text:span text:style-name="T1"> con algún contenido.</text:span></text:p>
            </text:list-item>
            <text:list-item>
              <text:p text:style-name="P9"><text:span text:style-name="T1">Encripta el archivo usando cifrado simétrico: </text:span><text:span text:style-name="Source_20_Text"><text:span text:style-name="T1">gpg --symmetric mensaje.txt</text:span></text:span><text:span text:style-name="T1">. Introduce una contraseña cuando se te pida.</text:span></text:p>
            </text:list-item>
            <text:list-item>
              <text:p text:style-name="P9"><text:span text:style-name="T1">Verifica que se ha creado un nuevo archivo cifrado llamado </text:span><text:span text:style-name="Source_20_Text"><text:span text:style-name="T1">mensaje.txt.gpg</text:span></text:span><text:span text:style-name="T1">.</text:span></text:p>
            </text:list-item>
            <text:list-item>
              <text:p text:style-name="P8"><text:span text:style-name="T1">Desencripta el archivo cifrado: </text:span><text:span text:style-name="Source_20_Text"><text:span text:style-name="T1">gpg --decrypt mensaje.txt.gpg</text:span></text:span><text:span text:style-name="T1">. Introduce la contraseña utilizada en el paso 2.</text:span></text:p>
            </text:list-item>
          </text:list>
        </text:list-item>
      </text:list>
      <text:p text:style-name="P5"><text:span text:style-name="Strong_20_Emphasis"><text:span text:style-name="T1">2. Encriptación y Desencriptación Asimétrica:</text:span></text:span></text:p>
      <text:list text:style-name="L2">
        <text:list-item>
          <text:p text:style-name="P10"><text:span text:style-name="Strong_20_Emphasis"><text:span text:style-name="T1">Objetivo:</text:span></text:span><text:span text:style-name="T1"> Comprobar la capacidad de GPG para cifrar y descifrar de manera asimétrica.</text:span></text:p>
        </text:list-item>
        <text:list-item>
          <text:p text:style-name="P10"><text:span text:style-name="Strong_20_Emphasis"><text:span text:style-name="T1">Ejercicio:</text:span></text:span></text:p>
          <text:list>
            <text:list-item>
              <text:p text:style-name="P11"><text:span text:style-name="T1">Importa la clave pública de un amigo: </text:span><text:span text:style-name="Source_20_Text"><text:span text:style-name="T1">gpg --import clave_amigo.pub</text:span></text:span><text:span text:style-name="T1">.</text:span></text:p>
            </text:list-item>
            <text:list-item>
              <text:p text:style-name="P11"><text:span text:style-name="T1">Crea un archivo de texto llamado </text:span><text:span text:style-name="Source_20_Text"><text:span text:style-name="T1">mensaje_asimetrico.txt</text:span></text:span><text:span text:style-name="T1"> con algún contenido.</text:span></text:p>
            </text:list-item>
            <text:list-item>
              <text:p text:style-name="P11"><text:span text:style-name="T1">Encripta el archivo usando cifrado asimétrico: </text:span><text:span text:style-name="Source_20_Text"><text:span text:style-name="T1">gpg --encrypt --recipient clave_amigo@mymail.com mensaje_asimetrico.txt</text:span></text:span><text:span text:style-name="T1">.</text:span></text:p>
            </text:list-item>
            <text:list-item>
              <text:p text:style-name="P11"><text:soft-page-break/><text:span text:style-name="T1">Verifica que se ha creado un nuevo archivo cifrado llamado </text:span><text:span text:style-name="Source_20_Text"><text:span text:style-name="T1">mensaje_asimetrico.txt.gpg</text:span></text:span><text:span text:style-name="T1">.</text:span></text:p>
            </text:list-item>
            <text:list-item>
              <text:p text:style-name="P10"><text:span text:style-name="T1">Desencripta el archivo cifrado: </text:span><text:span text:style-name="Source_20_Text"><text:span text:style-name="T1">gpg --decrypt mensaje_asimetrico.txt.gpg</text:span></text:span><text:span text:style-name="T1">. La clave privada correspondiente al destinatario se usará automáticamente.</text:span></text:p>
            </text:list-item>
          </text:list>
        </text:list-item>
      </text:list>
      <text:p text:style-name="P5"><text:span text:style-name="Strong_20_Emphasis"><text:span text:style-name="T1">Firma Digital:</text:span></text:span></text:p>
      <text:list text:style-name="L3">
        <text:list-item>
          <text:p text:style-name="P12"><text:span text:style-name="Strong_20_Emphasis"><text:span text:style-name="T1">Objetivo:</text:span></text:span><text:span text:style-name="T1"> Comprender el concepto de firma digital y cómo se utiliza en GPG.</text:span></text:p>
        </text:list-item>
        <text:list-item>
          <text:p text:style-name="P12"><text:span text:style-name="Strong_20_Emphasis"><text:span text:style-name="T1">Explicación:</text:span></text:span></text:p>
          <text:list>
            <text:list-item>
              <text:p text:style-name="P14">Una firma digital es un mecanismo criptográfico que garantiza la autenticidad e integridad de un mensaje o archivo. El remitente firma digitalmente el contenido utilizando su clave privada, y el destinatario verifica la firma utilizando la clave pública del remitente.</text:p>
            </text:list-item>
          </text:list>
        </text:list-item>
        <text:list-item>
          <text:p text:style-name="P12"><text:span text:style-name="Strong_20_Emphasis"><text:span text:style-name="T1">Ejemplo:</text:span></text:span></text:p>
          <text:list>
            <text:list-item>
              <text:p text:style-name="P13"><text:span text:style-name="T1">Crea un archivo de texto llamado </text:span><text:span text:style-name="Source_20_Text"><text:span text:style-name="T1">documento.txt</text:span></text:span><text:span text:style-name="T1">.</text:span></text:p>
            </text:list-item>
            <text:list-item>
              <text:p text:style-name="P13"><text:span text:style-name="T1">Genera un par de claves (pública/privada): </text:span><text:span text:style-name="Source_20_Text"><text:span text:style-name="T1">gpg --gen-key</text:span></text:span><text:span text:style-name="T1">.</text:span></text:p>
            </text:list-item>
            <text:list-item>
              <text:p text:style-name="P13"><text:span text:style-name="T1">Firma digitalmente el archivo: </text:span><text:span text:style-name="Source_20_Text"><text:span text:style-name="T1">gpg --sign documento.txt</text:span></text:span><text:span text:style-name="T1">. Introduce tu contraseña cuando se te pida.</text:span></text:p>
            </text:list-item>
            <text:list-item>
              <text:p text:style-name="P12"><text:span text:style-name="T1">Verifica la firma: </text:span><text:span text:style-name="Source_20_Text"><text:span text:style-name="T1">gpg --verify documento.txt.gpg</text:span></text:span><text:span text:style-name="T1">. GPG utilizará la clave pública asociada a la firma para verificar la autenticidad del archivo.</text:span></text:p>
            </text:list-item>
          </text:list>
        </text:list-item>
      </text:list>
      <text:p text:style-name="P1">Estos ejercicios ayudarán a entender cómo GPG puede utilizarse para encriptar y desencriptar tanto de manera simétrica como asimétrica, así como para aplicar y verificar firmas digitales.</text:p>
      <text:p text:style-name="P2"/>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21:00:25.527063995</meta:creation-date>
    <dc:date>2023-11-22T21:01:50.096531741</dc:date>
    <meta:editing-duration>PT2H59M51S</meta:editing-duration>
    <meta:editing-cycles>3</meta:editing-cycles>
    <meta:generator>LibreOffice/7.6.2.1$Linux_X86_64 LibreOffice_project/56f7684011345957bbf33a7ee678afaf4d2ba333</meta:generator>
    <meta:document-statistic meta:table-count="1" meta:image-count="0" meta:object-count="0" meta:page-count="3" meta:paragraph-count="55" meta:word-count="870" meta:character-count="5752" meta:non-whitespace-character-count="4976"/>
  </office:meta>
</office:document-meta>
</file>